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48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37.62mm" svg:y="91.04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540 <text:s text:c="3"/>sampled: 1867.126 <text:s text:c="2"/>given: 3800 <text:s text:c="2"/>gain: 2.03521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540 <text:s text:c="3"/>sampled: 1867.126 <text:s text:c="2"/>given: 3800 <text:s text:c="2"/>gain: 2.03521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65 <text:s text:c="3"/>sampled: 1768.936 <text:s text:c="2"/>given: 3600 <text:s text:c="2"/>gain: 2.03512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65 <text:s text:c="3"/>sampled: 1768.936 <text:s text:c="2"/>given: 3600 <text:s text:c="2"/>gain: 2.03512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88 <text:s text:c="3"/>sampled: 1670.544 <text:s text:c="2"/>given: 3400 <text:s text:c="2"/>gain: 2.03526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88 <text:s text:c="3"/>sampled: 1670.544 <text:s text:c="2"/>given: 3400 <text:s text:c="2"/>gain: 2.03526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613 <text:s text:c="3"/>sampled: 1572.354 <text:s text:c="2"/>given: 3200 <text:s text:c="2"/>gain: 2.03516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613 <text:s text:c="3"/>sampled: 1572.354 <text:s text:c="2"/>given: 3200 <text:s text:c="2"/>gain: 2.03516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38 <text:s text:c="3"/>sampled: 1474.164 <text:s text:c="2"/>given: 3000 <text:s text:c="2"/>gain: 2.03505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38 <text:s text:c="3"/>sampled: 1474.164 <text:s text:c="2"/>given: 3000 <text:s text:c="2"/>gain: 2.03505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63 <text:s text:c="3"/>sampled: 1375.974 <text:s text:c="2"/>given: 2800 <text:s text:c="2"/>gain: 2.03492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63 <text:s text:c="3"/>sampled: 1375.974 <text:s text:c="2"/>given: 2800 <text:s text:c="2"/>gain: 2.03492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87 <text:s text:c="3"/>sampled: 1277.682 <text:s text:c="2"/>given: 2600 <text:s text:c="2"/>gain: 2.03493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86 <text:s text:c="3"/>sampled: 1277.582 <text:s text:c="2"/>given: 2600 <text:s text:c="2"/>gain: 2.03509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712 <text:s text:c="3"/>sampled: 1179.492 <text:s text:c="2"/>given: 2400 <text:s text:c="2"/>gain: 2.03477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712 <text:s text:c="3"/>sampled: 1179.492 <text:s text:c="2"/>given: 2400 <text:s text:c="2"/>gain: 2.03477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36 <text:s text:c="3"/>sampled: 1081.201 <text:s text:c="2"/>given: 2200 <text:s text:c="2"/>gain: 2.03477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36 <text:s text:c="3"/>sampled: 1081.201 <text:s text:c="2"/>given: 2200 <text:s text:c="2"/>gain: 2.034774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5213" calcext:value-type="float">
            <text:p>2.035213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213" calcext:value-type="float">
            <text:p>2.035213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121" calcext:value-type="float">
            <text:p>2.03512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121" calcext:value-type="float">
            <text:p>2.03512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265" calcext:value-type="float">
            <text:p>2.03526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265" calcext:value-type="float">
            <text:p>2.03526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165" calcext:value-type="float">
            <text:p>2.03516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165" calcext:value-type="float">
            <text:p>2.03516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052" calcext:value-type="float">
            <text:p>2.03505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052" calcext:value-type="float">
            <text:p>2.03505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4923" calcext:value-type="float">
            <text:p>2.034923</text:p>
          </table:table-cell>
          <table:table-cell table:number-columns-repeated="5"/>
        </table:table-row>
        <table:table-row table:style-name="ro1">
          <table:table-cell table:style-name="Default" office:value-type="float" office:value="2.034923" calcext:value-type="float">
            <text:p>2.034923</text:p>
          </table:table-cell>
          <table:table-cell table:number-columns-repeated="5"/>
        </table:table-row>
        <table:table-row table:style-name="ro1">
          <table:table-cell table:style-name="Default" office:value-type="float" office:value="2.034934" calcext:value-type="float">
            <text:p>2.034934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095" calcext:value-type="float">
            <text:p>2.03509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4774" calcext:value-type="float">
            <text:p>2.034774</text:p>
          </table:table-cell>
          <table:table-cell table:number-columns-repeated="5"/>
        </table:table-row>
        <table:table-row table:style-name="ro1">
          <table:table-cell table:style-name="Default" office:value-type="float" office:value="2.034774" calcext:value-type="float">
            <text:p>2.034774</text:p>
          </table:table-cell>
          <table:table-cell table:number-columns-repeated="5"/>
        </table:table-row>
        <table:table-row table:style-name="ro1">
          <table:table-cell table:style-name="Default" office:value-type="float" office:value="2.034774" calcext:value-type="float">
            <text:p>2.034774</text:p>
          </table:table-cell>
          <table:table-cell table:number-columns-repeated="5"/>
        </table:table-row>
        <table:table-row table:style-name="ro1">
          <table:table-cell table:style-name="Default" office:value-type="float" office:value="2.034774" calcext:value-type="float">
            <text:p>2.034774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5" calcext:value-type="float">
            <text:p>2.035</text:p>
          </table:table-cell>
          <table:table-cell table:number-columns-repeated="5"/>
        </table:table-row>
        <table:table-row table:style-name="ro1" table:number-rows-repeated="9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0A</text:p>
          </table:table-cell>
          <table:table-cell table:style-name="ce1" office:value-type="string" calcext:value-type="string">
            <text:p>Gain 10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52.338" calcext:value-type="float">
            <text:p>2352.338</text:p>
          </table:table-cell>
          <table:table-cell table:formula="of:=AVERAGE([.A52:.A94])" office:value-type="float" office:value="2353.101" calcext:value-type="float">
            <text:p>2353.101</text:p>
          </table:table-cell>
          <table:table-cell table:formula="of:=AVERAGE([.F52:.F55])" office:value-type="float" office:value="50.12425" calcext:value-type="float">
            <text:p>50.12425</text:p>
          </table:table-cell>
          <table:table-cell table:formula="of:=[.C52]*2" office:value-type="float" office:value="100.2485" calcext:value-type="float">
            <text:p>100.2485</text:p>
          </table:table-cell>
          <table:table-cell table:formula="of:=[.D52]/[.B52]" office:value-type="float" office:value="0.0426027187103316" calcext:value-type="float">
            <text:p>0.042602718710332</text:p>
          </table:table-cell>
          <table:table-cell office:value-type="float" office:value="50.127" calcext:value-type="float">
            <text:p>50.127</text:p>
          </table:table-cell>
        </table:table-row>
        <table:table-row table:style-name="ro1">
          <table:table-cell office:value-type="float" office:value="2353.143" calcext:value-type="float">
            <text:p>2353.143</text:p>
          </table:table-cell>
          <table:table-cell table:number-columns-repeated="4"/>
          <table:table-cell office:value-type="float" office:value="50.122" calcext:value-type="float">
            <text:p>50.122</text:p>
          </table:table-cell>
        </table:table-row>
        <table:table-row table:style-name="ro1">
          <table:table-cell office:value-type="float" office:value="2352.64" calcext:value-type="float">
            <text:p>2352.64</text:p>
          </table:table-cell>
          <table:table-cell table:number-columns-repeated="4"/>
          <table:table-cell office:value-type="float" office:value="50.124" calcext:value-type="float">
            <text:p>50.124</text:p>
          </table:table-cell>
        </table:table-row>
        <table:table-row table:style-name="ro1">
          <table:table-cell office:value-type="float" office:value="2353.042" calcext:value-type="float">
            <text:p>2353.042</text:p>
          </table:table-cell>
          <table:table-cell table:number-columns-repeated="4"/>
          <table:table-cell office:value-type="float" office:value="50.124" calcext:value-type="float">
            <text:p>50.124</text:p>
          </table:table-cell>
        </table:table-row>
        <table:table-row table:style-name="ro1">
          <table:table-cell office:value-type="float" office:value="2352.942" calcext:value-type="float">
            <text:p>2352.942</text:p>
          </table:table-cell>
          <table:table-cell table:number-columns-repeated="5"/>
        </table:table-row>
        <table:table-row table:style-name="ro1">
          <table:table-cell office:value-type="float" office:value="2352.841" calcext:value-type="float">
            <text:p>2352.841</text:p>
          </table:table-cell>
          <table:table-cell table:number-columns-repeated="5"/>
        </table:table-row>
        <table:table-row table:style-name="ro1">
          <table:table-cell office:value-type="float" office:value="2352.539" calcext:value-type="float">
            <text:p>2352.539</text:p>
          </table:table-cell>
          <table:table-cell table:number-columns-repeated="5"/>
        </table:table-row>
        <table:table-row table:style-name="ro1">
          <table:table-cell office:value-type="float" office:value="2352.942" calcext:value-type="float">
            <text:p>2352.942</text:p>
          </table:table-cell>
          <table:table-cell table:number-columns-repeated="5"/>
        </table:table-row>
        <table:table-row table:style-name="ro1">
          <table:table-cell office:value-type="float" office:value="2353.042" calcext:value-type="float">
            <text:p>2353.042</text:p>
          </table:table-cell>
          <table:table-cell table:number-columns-repeated="5"/>
        </table:table-row>
        <table:table-row table:style-name="ro1">
          <table:table-cell office:value-type="float" office:value="2353.345" calcext:value-type="float">
            <text:p>2353.345</text:p>
          </table:table-cell>
          <table:table-cell table:number-columns-repeated="5"/>
        </table:table-row>
        <table:table-row table:style-name="ro1">
          <table:table-cell office:value-type="float" office:value="2353.042" calcext:value-type="float">
            <text:p>2353.042</text:p>
          </table:table-cell>
          <table:table-cell table:number-columns-repeated="5"/>
        </table:table-row>
        <table:table-row table:style-name="ro1">
          <table:table-cell office:value-type="float" office:value="2352.942" calcext:value-type="float">
            <text:p>2352.942</text:p>
          </table:table-cell>
          <table:table-cell table:number-columns-repeated="5"/>
        </table:table-row>
        <table:table-row table:style-name="ro1">
          <table:table-cell office:value-type="float" office:value="2353.345" calcext:value-type="float">
            <text:p>2353.345</text:p>
          </table:table-cell>
          <table:table-cell table:number-columns-repeated="5"/>
        </table:table-row>
        <table:table-row table:style-name="ro1">
          <table:table-cell office:value-type="float" office:value="2353.042" calcext:value-type="float">
            <text:p>2353.042</text:p>
          </table:table-cell>
          <table:table-cell table:number-columns-repeated="5"/>
        </table:table-row>
        <table:table-row table:style-name="ro1">
          <table:table-cell office:value-type="float" office:value="2353.042" calcext:value-type="float">
            <text:p>2353.042</text:p>
          </table:table-cell>
          <table:table-cell table:number-columns-repeated="5"/>
        </table:table-row>
        <table:table-row table:style-name="ro1">
          <table:table-cell office:value-type="float" office:value="2353.345" calcext:value-type="float">
            <text:p>2353.345</text:p>
          </table:table-cell>
          <table:table-cell table:number-columns-repeated="5"/>
        </table:table-row>
        <table:table-row table:style-name="ro1">
          <table:table-cell office:value-type="float" office:value="2352.841" calcext:value-type="float">
            <text:p>2352.841</text:p>
          </table:table-cell>
          <table:table-cell table:number-columns-repeated="5"/>
        </table:table-row>
        <table:table-row table:style-name="ro1">
          <table:table-cell office:value-type="float" office:value="2352.942" calcext:value-type="float">
            <text:p>2352.942</text:p>
          </table:table-cell>
          <table:table-cell table:number-columns-repeated="5"/>
        </table:table-row>
        <table:table-row table:style-name="ro1">
          <table:table-cell office:value-type="float" office:value="2353.244" calcext:value-type="float">
            <text:p>2353.244</text:p>
          </table:table-cell>
          <table:table-cell table:number-columns-repeated="5"/>
        </table:table-row>
        <table:table-row table:style-name="ro1">
          <table:table-cell office:value-type="float" office:value="2352.74" calcext:value-type="float">
            <text:p>2352.74</text:p>
          </table:table-cell>
          <table:table-cell table:number-columns-repeated="5"/>
        </table:table-row>
        <table:table-row table:style-name="ro1">
          <table:table-cell office:value-type="float" office:value="2353.345" calcext:value-type="float">
            <text:p>2353.345</text:p>
          </table:table-cell>
          <table:table-cell table:number-columns-repeated="5"/>
        </table:table-row>
        <table:table-row table:style-name="ro1">
          <table:table-cell office:value-type="float" office:value="2353.143" calcext:value-type="float">
            <text:p>2353.143</text:p>
          </table:table-cell>
          <table:table-cell table:number-columns-repeated="5"/>
        </table:table-row>
        <table:table-row table:style-name="ro1">
          <table:table-cell office:value-type="float" office:value="2353.143" calcext:value-type="float">
            <text:p>2353.143</text:p>
          </table:table-cell>
          <table:table-cell table:number-columns-repeated="5"/>
        </table:table-row>
        <table:table-row table:style-name="ro1">
          <table:table-cell office:value-type="float" office:value="2353.445" calcext:value-type="float">
            <text:p>2353.445</text:p>
          </table:table-cell>
          <table:table-cell table:number-columns-repeated="5"/>
        </table:table-row>
        <table:table-row table:style-name="ro1">
          <table:table-cell office:value-type="float" office:value="2353.445" calcext:value-type="float">
            <text:p>2353.445</text:p>
          </table:table-cell>
          <table:table-cell table:number-columns-repeated="5"/>
        </table:table-row>
        <table:table-row table:style-name="ro1">
          <table:table-cell office:value-type="float" office:value="2352.942" calcext:value-type="float">
            <text:p>2352.942</text:p>
          </table:table-cell>
          <table:table-cell table:number-columns-repeated="5"/>
        </table:table-row>
        <table:table-row table:style-name="ro1">
          <table:table-cell office:value-type="float" office:value="2353.244" calcext:value-type="float">
            <text:p>2353.244</text:p>
          </table:table-cell>
          <table:table-cell table:number-columns-repeated="5"/>
        </table:table-row>
        <table:table-row table:style-name="ro1">
          <table:table-cell office:value-type="float" office:value="2352.841" calcext:value-type="float">
            <text:p>2352.841</text:p>
          </table:table-cell>
          <table:table-cell table:number-columns-repeated="5"/>
        </table:table-row>
        <table:table-row table:style-name="ro1">
          <table:table-cell office:value-type="float" office:value="2353.445" calcext:value-type="float">
            <text:p>2353.445</text:p>
          </table:table-cell>
          <table:table-cell table:number-columns-repeated="5"/>
        </table:table-row>
        <table:table-row table:style-name="ro1">
          <table:table-cell office:value-type="float" office:value="2352.942" calcext:value-type="float">
            <text:p>2352.942</text:p>
          </table:table-cell>
          <table:table-cell table:number-columns-repeated="5"/>
        </table:table-row>
        <table:table-row table:style-name="ro1">
          <table:table-cell office:value-type="float" office:value="2353.949" calcext:value-type="float">
            <text:p>2353.949</text:p>
          </table:table-cell>
          <table:table-cell table:number-columns-repeated="5"/>
        </table:table-row>
        <table:table-row table:style-name="ro1">
          <table:table-cell office:value-type="float" office:value="2353.143" calcext:value-type="float">
            <text:p>2353.143</text:p>
          </table:table-cell>
          <table:table-cell table:number-columns-repeated="5"/>
        </table:table-row>
        <table:table-row table:style-name="ro1">
          <table:table-cell office:value-type="float" office:value="2353.042" calcext:value-type="float">
            <text:p>2353.042</text:p>
          </table:table-cell>
          <table:table-cell table:number-columns-repeated="5"/>
        </table:table-row>
        <table:table-row table:style-name="ro1">
          <table:table-cell office:value-type="float" office:value="2352.237" calcext:value-type="float">
            <text:p>2352.237</text:p>
          </table:table-cell>
          <table:table-cell table:number-columns-repeated="5"/>
        </table:table-row>
        <table:table-row table:style-name="ro1">
          <table:table-cell office:value-type="float" office:value="2354.15" calcext:value-type="float">
            <text:p>2354.15</text:p>
          </table:table-cell>
          <table:table-cell table:number-columns-repeated="5"/>
        </table:table-row>
        <table:table-row table:style-name="ro1">
          <table:table-cell office:value-type="float" office:value="2352.74" calcext:value-type="float">
            <text:p>2352.74</text:p>
          </table:table-cell>
          <table:table-cell table:number-columns-repeated="5"/>
        </table:table-row>
        <table:table-row table:style-name="ro1">
          <table:table-cell office:value-type="float" office:value="2353.647" calcext:value-type="float">
            <text:p>2353.647</text:p>
          </table:table-cell>
          <table:table-cell table:number-columns-repeated="5"/>
        </table:table-row>
        <table:table-row table:style-name="ro1">
          <table:table-cell office:value-type="float" office:value="2352.841" calcext:value-type="float">
            <text:p>2352.841</text:p>
          </table:table-cell>
          <table:table-cell table:number-columns-repeated="5"/>
        </table:table-row>
        <table:table-row table:style-name="ro1">
          <table:table-cell office:value-type="float" office:value="2353.244" calcext:value-type="float">
            <text:p>2353.244</text:p>
          </table:table-cell>
          <table:table-cell table:number-columns-repeated="5"/>
        </table:table-row>
        <table:table-row table:style-name="ro1">
          <table:table-cell office:value-type="float" office:value="2353.244" calcext:value-type="float">
            <text:p>2353.244</text:p>
          </table:table-cell>
          <table:table-cell table:number-columns-repeated="5"/>
        </table:table-row>
        <table:table-row table:style-name="ro1">
          <table:table-cell office:value-type="float" office:value="2353.445" calcext:value-type="float">
            <text:p>2353.445</text:p>
          </table:table-cell>
          <table:table-cell table:number-columns-repeated="5"/>
        </table:table-row>
        <table:table-row table:style-name="ro1">
          <table:table-cell office:value-type="float" office:value="2353.042" calcext:value-type="float">
            <text:p>2353.042</text:p>
          </table:table-cell>
          <table:table-cell table:number-columns-repeated="5"/>
        </table:table-row>
        <table:table-row table:style-name="ro1">
          <table:table-cell office:value-type="float" office:value="2353.345" calcext:value-type="float">
            <text:p>2353.345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A</text:p>
          </table:table-cell>
          <table:table-cell table:style-name="ce1" office:value-type="string" calcext:value-type="string">
            <text:p>Gain 1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235.013" calcext:value-type="float">
            <text:p>2235.013</text:p>
          </table:table-cell>
          <table:table-cell table:formula="of:=AVERAGE([.A98:.A134])" office:value-type="float" office:value="2234.65086486487" calcext:value-type="float">
            <text:p>2234.65086486487</text:p>
          </table:table-cell>
          <table:table-cell table:formula="of:=AVERAGE([.F98:.F103])" office:value-type="float" office:value="4.80566666666667" calcext:value-type="float">
            <text:p>4.80566666666667</text:p>
          </table:table-cell>
          <table:table-cell table:formula="of:=[.C98]*2" office:value-type="float" office:value="9.61133333333333" calcext:value-type="float">
            <text:p>9.61133333333333</text:p>
          </table:table-cell>
          <table:table-cell table:formula="of:=[.D98]/[.B98]" office:value-type="float" office:value="0.0043010447334083" calcext:value-type="float">
            <text:p>0.004301044733408</text:p>
          </table:table-cell>
          <table:table-cell office:value-type="float" office:value="4.808" calcext:value-type="float">
            <text:p>4.808</text:p>
          </table:table-cell>
        </table:table-row>
        <table:table-row table:style-name="ro1">
          <table:table-cell office:value-type="float" office:value="2234.61" calcext:value-type="float">
            <text:p>2234.61</text:p>
          </table:table-cell>
          <table:table-cell table:number-columns-repeated="4"/>
          <table:table-cell office:value-type="float" office:value="4.806" calcext:value-type="float">
            <text:p>4.806</text:p>
          </table:table-cell>
        </table:table-row>
        <table:table-row table:style-name="ro1">
          <table:table-cell office:value-type="float" office:value="2234.711" calcext:value-type="float">
            <text:p>2234.711</text:p>
          </table:table-cell>
          <table:table-cell table:number-columns-repeated="4"/>
          <table:table-cell office:value-type="float" office:value="4.805" calcext:value-type="float">
            <text:p>4.805</text:p>
          </table:table-cell>
        </table:table-row>
        <table:table-row table:style-name="ro1">
          <table:table-cell office:value-type="float" office:value="2236.02" calcext:value-type="float">
            <text:p>2236.02</text:p>
          </table:table-cell>
          <table:table-cell table:number-columns-repeated="4"/>
          <table:table-cell office:value-type="float" office:value="4.805" calcext:value-type="float">
            <text:p>4.805</text:p>
          </table:table-cell>
        </table:table-row>
        <table:table-row table:style-name="ro1">
          <table:table-cell office:value-type="float" office:value="2234.409" calcext:value-type="float">
            <text:p>2234.409</text:p>
          </table:table-cell>
          <table:table-cell table:number-columns-repeated="4"/>
          <table:table-cell office:value-type="float" office:value="4.805" calcext:value-type="float">
            <text:p>4.805</text:p>
          </table:table-cell>
        </table:table-row>
        <table:table-row table:style-name="ro1">
          <table:table-cell office:value-type="float" office:value="2233.905" calcext:value-type="float">
            <text:p>2233.905</text:p>
          </table:table-cell>
          <table:table-cell table:number-columns-repeated="4"/>
          <table:table-cell office:value-type="float" office:value="4.805" calcext:value-type="float">
            <text:p>4.805</text:p>
          </table:table-cell>
        </table:table-row>
        <table:table-row table:style-name="ro1">
          <table:table-cell office:value-type="float" office:value="2233.502" calcext:value-type="float">
            <text:p>2233.502</text:p>
          </table:table-cell>
          <table:table-cell table:number-columns-repeated="5"/>
        </table:table-row>
        <table:table-row table:style-name="ro1">
          <table:table-cell office:value-type="float" office:value="2235.013" calcext:value-type="float">
            <text:p>2235.013</text:p>
          </table:table-cell>
          <table:table-cell table:number-columns-repeated="5"/>
        </table:table-row>
        <table:table-row table:style-name="ro1">
          <table:table-cell office:value-type="float" office:value="2232.797" calcext:value-type="float">
            <text:p>2232.797</text:p>
          </table:table-cell>
          <table:table-cell table:number-columns-repeated="5"/>
        </table:table-row>
        <table:table-row table:style-name="ro1">
          <table:table-cell office:value-type="float" office:value="2235.818" calcext:value-type="float">
            <text:p>2235.818</text:p>
          </table:table-cell>
          <table:table-cell table:number-columns-repeated="5"/>
        </table:table-row>
        <table:table-row table:style-name="ro1">
          <table:table-cell office:value-type="float" office:value="2235.315" calcext:value-type="float">
            <text:p>2235.315</text:p>
          </table:table-cell>
          <table:table-cell table:number-columns-repeated="5"/>
        </table:table-row>
        <table:table-row table:style-name="ro1">
          <table:table-cell office:value-type="float" office:value="2234.106" calcext:value-type="float">
            <text:p>2234.106</text:p>
          </table:table-cell>
          <table:table-cell table:number-columns-repeated="5"/>
        </table:table-row>
        <table:table-row table:style-name="ro1">
          <table:table-cell office:value-type="float" office:value="2234.711" calcext:value-type="float">
            <text:p>2234.711</text:p>
          </table:table-cell>
          <table:table-cell table:number-columns-repeated="5"/>
        </table:table-row>
        <table:table-row table:style-name="ro1">
          <table:table-cell office:value-type="float" office:value="2235.617" calcext:value-type="float">
            <text:p>2235.617</text:p>
          </table:table-cell>
          <table:table-cell table:number-columns-repeated="5"/>
        </table:table-row>
        <table:table-row table:style-name="ro1">
          <table:table-cell office:value-type="float" office:value="2234.409" calcext:value-type="float">
            <text:p>2234.409</text:p>
          </table:table-cell>
          <table:table-cell table:number-columns-repeated="5"/>
        </table:table-row>
        <table:table-row table:style-name="ro1">
          <table:table-cell office:value-type="float" office:value="2233.603" calcext:value-type="float">
            <text:p>2233.603</text:p>
          </table:table-cell>
          <table:table-cell table:number-columns-repeated="5"/>
        </table:table-row>
        <table:table-row table:style-name="ro1">
          <table:table-cell office:value-type="float" office:value="2233.603" calcext:value-type="float">
            <text:p>2233.603</text:p>
          </table:table-cell>
          <table:table-cell table:number-columns-repeated="5"/>
        </table:table-row>
        <table:table-row table:style-name="ro1">
          <table:table-cell office:value-type="float" office:value="2233.804" calcext:value-type="float">
            <text:p>2233.804</text:p>
          </table:table-cell>
          <table:table-cell table:number-columns-repeated="5"/>
        </table:table-row>
        <table:table-row table:style-name="ro1">
          <table:table-cell office:value-type="float" office:value="2235.718" calcext:value-type="float">
            <text:p>2235.718</text:p>
          </table:table-cell>
          <table:table-cell table:number-columns-repeated="5"/>
        </table:table-row>
        <table:table-row table:style-name="ro1">
          <table:table-cell office:value-type="float" office:value="2235.114" calcext:value-type="float">
            <text:p>2235.114</text:p>
          </table:table-cell>
          <table:table-cell table:number-columns-repeated="5"/>
        </table:table-row>
        <table:table-row table:style-name="ro1">
          <table:table-cell office:value-type="float" office:value="2236.423" calcext:value-type="float">
            <text:p>2236.423</text:p>
          </table:table-cell>
          <table:table-cell table:number-columns-repeated="5"/>
        </table:table-row>
        <table:table-row table:style-name="ro1">
          <table:table-cell office:value-type="float" office:value="2233.804" calcext:value-type="float">
            <text:p>2233.804</text:p>
          </table:table-cell>
          <table:table-cell table:number-columns-repeated="5"/>
        </table:table-row>
        <table:table-row table:style-name="ro1">
          <table:table-cell office:value-type="float" office:value="2234.711" calcext:value-type="float">
            <text:p>2234.711</text:p>
          </table:table-cell>
          <table:table-cell table:number-columns-repeated="5"/>
        </table:table-row>
        <table:table-row table:style-name="ro1">
          <table:table-cell office:value-type="float" office:value="2235.114" calcext:value-type="float">
            <text:p>2235.114</text:p>
          </table:table-cell>
          <table:table-cell table:number-columns-repeated="5"/>
        </table:table-row>
        <table:table-row table:style-name="ro1">
          <table:table-cell office:value-type="float" office:value="2233.401" calcext:value-type="float">
            <text:p>2233.401</text:p>
          </table:table-cell>
          <table:table-cell table:number-columns-repeated="5"/>
        </table:table-row>
        <table:table-row table:style-name="ro1">
          <table:table-cell office:value-type="float" office:value="2234.711" calcext:value-type="float">
            <text:p>2234.711</text:p>
          </table:table-cell>
          <table:table-cell table:number-columns-repeated="5"/>
        </table:table-row>
        <table:table-row table:style-name="ro1">
          <table:table-cell office:value-type="float" office:value="2234.711" calcext:value-type="float">
            <text:p>2234.711</text:p>
          </table:table-cell>
          <table:table-cell table:number-columns-repeated="5"/>
        </table:table-row>
        <table:table-row table:style-name="ro1">
          <table:table-cell office:value-type="float" office:value="2235.013" calcext:value-type="float">
            <text:p>2235.013</text:p>
          </table:table-cell>
          <table:table-cell table:number-columns-repeated="5"/>
        </table:table-row>
        <table:table-row table:style-name="ro1">
          <table:table-cell office:value-type="float" office:value="2234.61" calcext:value-type="float">
            <text:p>2234.61</text:p>
          </table:table-cell>
          <table:table-cell table:number-columns-repeated="5"/>
        </table:table-row>
        <table:table-row table:style-name="ro1">
          <table:table-cell office:value-type="float" office:value="2233.502" calcext:value-type="float">
            <text:p>2233.502</text:p>
          </table:table-cell>
          <table:table-cell table:number-columns-repeated="5"/>
        </table:table-row>
        <table:table-row table:style-name="ro1">
          <table:table-cell office:value-type="float" office:value="2234.409" calcext:value-type="float">
            <text:p>2234.409</text:p>
          </table:table-cell>
          <table:table-cell table:number-columns-repeated="5"/>
        </table:table-row>
        <table:table-row table:style-name="ro1">
          <table:table-cell office:value-type="float" office:value="2234.106" calcext:value-type="float">
            <text:p>2234.106</text:p>
          </table:table-cell>
          <table:table-cell table:number-columns-repeated="5"/>
        </table:table-row>
        <table:table-row table:style-name="ro1">
          <table:table-cell office:value-type="float" office:value="2235.617" calcext:value-type="float">
            <text:p>2235.617</text:p>
          </table:table-cell>
          <table:table-cell table:number-columns-repeated="5"/>
        </table:table-row>
        <table:table-row table:style-name="ro1">
          <table:table-cell office:value-type="float" office:value="2235.516" calcext:value-type="float">
            <text:p>2235.516</text:p>
          </table:table-cell>
          <table:table-cell table:number-columns-repeated="5"/>
        </table:table-row>
        <table:table-row table:style-name="ro1">
          <table:table-cell office:value-type="float" office:value="2235.617" calcext:value-type="float">
            <text:p>2235.617</text:p>
          </table:table-cell>
          <table:table-cell table:number-columns-repeated="5"/>
        </table:table-row>
        <table:table-row table:style-name="ro1">
          <table:table-cell office:value-type="float" office:value="2235.114" calcext:value-type="float">
            <text:p>2235.114</text:p>
          </table:table-cell>
          <table:table-cell table:number-columns-repeated="5"/>
        </table:table-row>
        <table:table-row table:style-name="ro1">
          <table:table-cell office:value-type="float" office:value="2233.905" calcext:value-type="float">
            <text:p>2233.9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09:37:04.7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13T10:12:08.360000000</dc:date>
    <meta:editing-duration>PT3H15M47S</meta:editing-duration>
    <meta:editing-cycles>55</meta:editing-cycles>
    <meta:document-statistic meta:table-count="1" meta:cell-count="1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1:Sheet1.A38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5213">
                <text:p>2.035213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5213">
                <text:p>2.0352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5121">
                <text:p>2.035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5121">
                <text:p>2.035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5265">
                <text:p>2.035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5265">
                <text:p>2.0352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5165">
                <text:p>2.0351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5165">
                <text:p>2.0351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5052">
                <text:p>2.035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5052">
                <text:p>2.035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4923">
                <text:p>2.0349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4923">
                <text:p>2.034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4934">
                <text:p>2.0349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5095">
                <text:p>2.035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4774">
                <text:p>2.0347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4774">
                <text:p>2.0347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4774">
                <text:p>2.0347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4774">
                <text:p>2.0347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